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217921"/>
    </style:style>
    <style:style style:name="P2" style:family="paragraph" style:parent-style-name="Standard">
      <style:text-properties style:font-name="Times New Roman" officeooo:rsid="00217921" officeooo:paragraph-rsid="00206693"/>
    </style:style>
    <style:style style:name="P3" style:family="paragraph" style:parent-style-name="Standard">
      <style:text-properties style:font-name="Times New Roman" officeooo:paragraph-rsid="0021cd5d"/>
    </style:style>
    <style:style style:name="P4" style:family="paragraph" style:parent-style-name="Standard">
      <style:text-properties style:font-name="Times New Roman" officeooo:rsid="002406f9" officeooo:paragraph-rsid="0021cd5d"/>
    </style:style>
    <style:style style:name="P5" style:family="paragraph" style:parent-style-name="Standard">
      <style:text-properties style:font-name="Times New Roman" officeooo:rsid="003076d5" officeooo:paragraph-rsid="003076d5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rsid="003076d5" officeooo:paragraph-rsid="003076d5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rsid="003076d5" officeooo:paragraph-rsid="003076d5"/>
    </style:style>
    <style:style style:name="P8" style:family="paragraph" style:parent-style-name="Standard">
      <style:text-properties style:font-name="Liberation Serif" fo:font-style="normal" officeooo:rsid="002406f9" officeooo:paragraph-rsid="0021cd5d"/>
    </style:style>
    <style:style style:name="P9" style:family="paragraph" style:parent-style-name="Titre_20_Chapitre">
      <style:paragraph-properties>
        <style:tab-stops>
          <style:tab-stop style:position="17.013cm" style:type="right"/>
        </style:tab-stops>
      </style:paragraph-properties>
    </style:style>
    <style:style style:name="P10" style:family="paragraph" style:parent-style-name="Standard" style:list-style-name="Numbering_20_1">
      <style:text-properties style:font-name="Times New Roman" officeooo:rsid="003076d5" officeooo:paragraph-rsid="003076d5"/>
    </style:style>
    <style:style style:name="P11" style:family="paragraph" style:parent-style-name="Standard" style:list-style-name="List_20_1">
      <style:text-properties style:font-name="Times New Roman" officeooo:rsid="00217921" officeooo:paragraph-rsid="00206693"/>
    </style:style>
    <style:style style:name="P12" style:family="paragraph" style:parent-style-name="Standard" style:list-style-name="List_20_1">
      <style:text-properties style:font-name="Times New Roman" officeooo:rsid="002406f9" officeooo:paragraph-rsid="0021cd5d"/>
    </style:style>
    <style:style style:name="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9933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8670"/>
    </style:style>
    <style:style style:name="T2" style:family="text">
      <style:text-properties style:font-name="Times New Roman1" fo:font-style="normal"/>
    </style:style>
    <style:style style:name="T3" style:family="text">
      <style:text-properties officeooo:rsid="003076d5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tyle="normal" officeooo:rsid="003a1a65"/>
    </style:style>
    <style:style style:name="T6" style:family="text">
      <style:text-properties fo:font-style="normal"/>
    </style:style>
    <style:style style:name="T7" style:family="text">
      <style:text-properties fo:font-style="normal" officeooo:rsid="0038bcfa"/>
    </style:style>
    <style:style style:name="T8" style:family="text">
      <style:text-properties fo:font-style="normal" officeooo:rsid="003a1a65"/>
    </style:style>
    <style:style style:name="T9" style:family="text">
      <style:text-properties fo:font-style="normal" officeooo:rsid="003b3e3a"/>
    </style:style>
    <style:style style:name="T10" style:family="text">
      <style:text-properties officeooo:rsid="0031bc93"/>
    </style:style>
    <style:style style:name="T11" style:family="text">
      <style:text-properties officeooo:rsid="0035166c"/>
    </style:style>
    <style:style style:name="T12" style:family="text">
      <style:text-properties officeooo:rsid="00370a4e"/>
    </style:style>
    <style:style style:name="T13" style:family="text">
      <style:text-properties officeooo:rsid="0038bcfa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12" svg:stroke-width="0.03cm" svg:stroke-color="#000000" draw:marker-start="" draw:marker-start-width="0.295cm" draw:marker-start-center="false" draw:marker-end="" draw:marker-end-width="0.295cm" draw:marker-end-center="false" draw:stroke-linejoin="none" svg:stroke-linecap="butt" draw:fill="solid" draw:fill-color="#cccccc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13" svg:stroke-width="0.03cm" svg:stroke-color="#000000" draw:marker-start="" draw:marker-start-width="0.295cm" draw:marker-start-center="false" draw:marker-end="" draw:marker-end-width="0.295cm" draw:marker-end-center="false" draw:stroke-linejoin="none" svg:stroke-linecap="butt" draw:fill="none" draw:fill-color="#99330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14" svg:stroke-width="0.03cm" svg:stroke-color="#000000" draw:marker-start="" draw:marker-start-width="0.295cm" draw:marker-start-center="false" draw:marker-end="" draw:marker-end-width="0.295cm" draw:marker-end-center="false" draw:stroke-linejoin="none" svg:stroke-linecap="butt" draw:fill="solid" draw:fill-color="#cccccc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5" svg:stroke-width="0.03cm" svg:stroke-color="#000000" draw:marker-start="" draw:marker-start-width="0.295cm" draw:marker-start-center="false" draw:marker-end="" draw:marker-end-width="0.295cm" draw:marker-end-center="false" draw:stroke-linejoin="none" svg:stroke-linecap="butt" draw:fill="none" draw:fill-color="#99330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6" svg:stroke-width="0.03cm" svg:stroke-color="#000000" draw:marker-start="" draw:marker-start-width="0.295cm" draw:marker-start-center="false" draw:marker-end="" draw:marker-end-width="0.295cm" draw:marker-end-center="false" draw:stroke-linejoin="none" svg:stroke-linecap="butt" draw:fill="solid" draw:fill-color="#cccccc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7" svg:stroke-width="0.03cm" svg:stroke-color="#000000" draw:marker-start="" draw:marker-start-width="0.295cm" draw:marker-start-center="false" draw:marker-end="" draw:marker-end-width="0.295cm" draw:marker-end-center="false" draw:stroke-linejoin="none" svg:stroke-linecap="butt" draw:fill="none" draw:fill-color="#99330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18" svg:stroke-width="0.03cm" svg:stroke-color="#000000" draw:marker-start="" draw:marker-start-width="0.295cm" draw:marker-start-center="false" draw:marker-end="" draw:marker-end-width="0.295cm" draw:marker-end-center="false" draw:stroke-linejoin="none" svg:stroke-linecap="butt" draw:fill="solid" draw:fill-color="#cccccc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19" svg:stroke-width="0.03cm" svg:stroke-color="#000000" draw:marker-start="" draw:marker-start-width="0.295cm" draw:marker-start-center="false" draw:marker-end="" draw:marker-end-width="0.295cm" draw:marker-end-center="false" draw:stroke-linejoin="none" svg:stroke-linecap="butt" draw:fill="solid" draw:fill-color="#cccccc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20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21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22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23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24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25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ed_20__28_var_29__20_26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27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28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29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30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ed_20__28_var_29__20_31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32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33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ed_20__28_var_29__20_34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ed_20__28_var_29__20_35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36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37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38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39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40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41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42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43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44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45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ed_20__28_var_29__20_46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47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ed_20__28_var_29__20_48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9" style:family="graphic">
      <style:graphic-properties draw:stroke="solid" draw:stroke-dash="Dashed_20__28_var_29__20_49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Dashed_20__28_var_29__20_50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Dashed_20__28_var_29__20_51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52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ed_20__28_var_29__20_53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44" style:family="graphic">
      <style:graphic-properties draw:stroke="solid" draw:stroke-dash="Dashed_20__28_var_29__20_54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45" style:family="graphic">
      <style:graphic-properties draw:stroke="solid" draw:stroke-dash="Dashed_20__28_var_29__20_55" svg:stroke-width="0.03cm" svg:stroke-color="#000000" draw:marker-start="" draw:marker-start-width="0.228cm" draw:marker-start-center="false" draw:marker-end="" draw:marker-end-width="0.22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Parallélogrammes particuliers</text:span>:<text:span text:style-name="T2"> </text:span>Défi<text:tab/><text:span text:style-name="T11">1</text:span>2.4</text:p>
      <text:p text:style-name="Text_20_body"/>
      <text:p text:style-name="Titre_20_I_29_">Énoncé :</text:p>
      <text:p text:style-name="P5">Oscar a essayé d’assembler <text:span text:style-name="T12">ci-dessous </text:span>des losanges de deux couleurs différentes pour former une étoile. <text:span text:style-name="T12">Hélas, i</text:span>l <text:span text:style-name="T12">est déçu du résultat</text:span><text:span text:style-name="T6"> car d</text:span>eux losanges de la même couleur se retrouvent côte à côte.</text:p>
      <text:p text:style-name="P6"><draw:g text:anchor-type="as-char" draw:z-index="0" draw:name="Forme1" draw:style-name="gr1"><draw:polygon draw:style-name="gr2" draw:text-style-name="P13" svg:width="4.29cm" svg:height="1.561cm" svg:x="4.339cm" svg:y="3.157cm" svg:viewBox="0 0 4291 1562" draw:points="0,1226 0,1226 1984,0 4291,337 2307,1562"><text:p/></draw:polygon><draw:polygon draw:style-name="gr3" draw:text-style-name="P14" svg:width="3.858cm" svg:height="2.077cm" svg:x="4.339cm" svg:y="4.383cm" svg:viewBox="0 0 3859 2078" draw:points="0,0 0,0 2307,336 3859,2078 1551,1742"><text:p/></draw:polygon><draw:polygon draw:style-name="gr4" draw:text-style-name="P13" svg:width="1.619cm" svg:height="4.072cm" svg:x="4.339cm" svg:y="4.383cm" svg:viewBox="0 0 1620 4073" draw:points="0,0 0,0 1551,1742 1620,4073 68,2331"><text:p/></draw:polygon><draw:polygon draw:style-name="gr5" draw:text-style-name="P14" svg:width="1.513cm" svg:height="4.16cm" svg:x="2.893cm" svg:y="4.383cm" svg:viewBox="0 0 1514 4161" draw:points="1446,0 1446,0 1514,2331 69,4161 0,1830"><text:p/></draw:polygon><draw:polygon draw:style-name="gr6" draw:text-style-name="P13" svg:width="3.729cm" svg:height="2.302cm" svg:x="0.609cm" svg:y="4.383cm" svg:viewBox="0 0 3730 2303" draw:points="3730,0 3730,0 2284,1830 0,2303 1445,473"><text:p/></draw:polygon><draw:polygon draw:style-name="gr7" draw:text-style-name="P14" svg:width="4.338cm" svg:height="1.578cm" svg:x="0cm" svg:y="3.277cm" svg:viewBox="0 0 4339 1579" draw:points="4339,1106 4339,1106 2054,1579 0,473 2285,0"><text:p/></draw:polygon><draw:polygon draw:style-name="gr8" draw:text-style-name="P13" svg:width="2.916cm" svg:height="3.272cm" svg:x="1.422cm" svg:y="1.109cm" svg:viewBox="0 0 2917 3273" draw:points="2917,3273 2917,3273 863,2167 0,0 2054,1106"><text:p/></draw:polygon><draw:polygon draw:style-name="gr9" draw:text-style-name="P13" svg:width="1.594cm" svg:height="4.381cm" svg:x="3.476cm" svg:y="0cm" svg:viewBox="0 0 1595 4382" draw:points="863,4382 863,4382 0,2215 732,0 1595,2168"><text:p/></draw:polygon><draw:line draw:style-name="gr10" draw:text-style-name="P15" svg:x1="4.338cm" svg:y1="4.381cm" svg:x2="5.07cm" svg:y2="2.167cm"><text:p/></draw:line><draw:line draw:style-name="gr11" draw:text-style-name="P15" svg:x1="5.07cm" svg:y1="2.167cm" svg:x2="7.055cm" svg:y2="0.942cm"><text:p/></draw:line><draw:line draw:style-name="gr12" draw:text-style-name="P15" svg:x1="7.054cm" svg:y1="0.942cm" svg:x2="6.322cm" svg:y2="3.156cm"><text:p/></draw:line><draw:line draw:style-name="gr13" draw:text-style-name="P15" svg:x1="6.323cm" svg:y1="3.157cm" svg:x2="4.338cm" svg:y2="4.382cm"><text:p/></draw:line><draw:line draw:style-name="gr14" draw:text-style-name="P15" svg:x1="4.338cm" svg:y1="4.382cm" svg:x2="6.323cm" svg:y2="3.157cm"><text:p/></draw:line><draw:line draw:style-name="gr15" draw:text-style-name="P15" svg:x1="6.322cm" svg:y1="3.157cm" svg:x2="8.629cm" svg:y2="3.494cm"><text:p/></draw:line><draw:line draw:style-name="gr16" draw:text-style-name="P15" svg:x1="8.629cm" svg:y1="3.494cm" svg:x2="6.645cm" svg:y2="4.719cm"><text:p/></draw:line><draw:line draw:style-name="gr17" draw:text-style-name="P15" svg:x1="6.646cm" svg:y1="4.72cm" svg:x2="4.338cm" svg:y2="4.383cm"><text:p/></draw:line><draw:line draw:style-name="gr18" draw:text-style-name="P15" svg:x1="4.338cm" svg:y1="4.383cm" svg:x2="6.646cm" svg:y2="4.72cm"><text:p/></draw:line><draw:line draw:style-name="gr19" draw:text-style-name="P15" svg:x1="6.645cm" svg:y1="4.718cm" svg:x2="8.197cm" svg:y2="6.46cm"><text:p/></draw:line><draw:line draw:style-name="gr20" draw:text-style-name="P15" svg:x1="8.198cm" svg:y1="6.459cm" svg:x2="5.89cm" svg:y2="6.123cm"><text:p/></draw:line><draw:line draw:style-name="gr21" draw:text-style-name="P15" svg:x1="5.89cm" svg:y1="6.126cm" svg:x2="4.338cm" svg:y2="4.383cm"><text:p/></draw:line><draw:line draw:style-name="gr22" draw:text-style-name="P15" svg:x1="4.338cm" svg:y1="4.383cm" svg:x2="5.89cm" svg:y2="6.126cm"><text:p/></draw:line><draw:line draw:style-name="gr23" draw:text-style-name="P15" svg:x1="5.89cm" svg:y1="6.123cm" svg:x2="5.959cm" svg:y2="8.454cm"><text:p/></draw:line><draw:line draw:style-name="gr24" draw:text-style-name="P15" svg:x1="5.959cm" svg:y1="8.455cm" svg:x2="4.407cm" svg:y2="6.713cm"><text:p/></draw:line><draw:line draw:style-name="gr25" draw:text-style-name="P15" svg:x1="4.407cm" svg:y1="6.715cm" svg:x2="4.338cm" svg:y2="4.383cm"><text:p/></draw:line><draw:line draw:style-name="gr26" draw:text-style-name="P15" svg:x1="4.338cm" svg:y1="4.383cm" svg:x2="4.407cm" svg:y2="6.715cm"><text:p/></draw:line><draw:line draw:style-name="gr27" draw:text-style-name="P15" svg:x1="4.407cm" svg:y1="6.713cm" svg:x2="2.962cm" svg:y2="8.543cm"><text:p/></draw:line><draw:line draw:style-name="gr28" draw:text-style-name="P15" svg:x1="2.962cm" svg:y1="8.542cm" svg:x2="2.893cm" svg:y2="6.211cm"><text:p/></draw:line><draw:line draw:style-name="gr29" draw:text-style-name="P15" svg:x1="2.893cm" svg:y1="6.214cm" svg:x2="4.338cm" svg:y2="4.383cm"><text:p/></draw:line><draw:line draw:style-name="gr30" draw:text-style-name="P15" svg:x1="4.338cm" svg:y1="4.383cm" svg:x2="2.893cm" svg:y2="6.214cm"><text:p/></draw:line><draw:line draw:style-name="gr31" draw:text-style-name="P15" svg:x1="2.893cm" svg:y1="6.211cm" svg:x2="0.609cm" svg:y2="6.684cm"><text:p/></draw:line><draw:line draw:style-name="gr32" draw:text-style-name="P15" svg:x1="0.609cm" svg:y1="6.685cm" svg:x2="2.054cm" svg:y2="4.855cm"><text:p/></draw:line><draw:line draw:style-name="gr33" draw:text-style-name="P15" svg:x1="2.054cm" svg:y1="4.857cm" svg:x2="4.338cm" svg:y2="4.383cm"><text:p/></draw:line><draw:line draw:style-name="gr34" draw:text-style-name="P15" svg:x1="4.338cm" svg:y1="4.383cm" svg:x2="2.054cm" svg:y2="4.857cm"><text:p/></draw:line><draw:line draw:style-name="gr35" draw:text-style-name="P15" svg:x1="2.054cm" svg:y1="4.855cm" svg:x2="0cm" svg:y2="3.749cm"><text:p/></draw:line><draw:line draw:style-name="gr36" draw:text-style-name="P15" svg:x1="0cm" svg:y1="3.75cm" svg:x2="2.285cm" svg:y2="3.277cm"><text:p/></draw:line><draw:line draw:style-name="gr37" draw:text-style-name="P15" svg:x1="2.285cm" svg:y1="3.277cm" svg:x2="4.338cm" svg:y2="4.382cm"><text:p/></draw:line><draw:line draw:style-name="gr38" draw:text-style-name="P15" svg:x1="4.338cm" svg:y1="4.382cm" svg:x2="2.285cm" svg:y2="3.277cm"><text:p/></draw:line><draw:line draw:style-name="gr39" draw:text-style-name="P15" svg:x1="2.285cm" svg:y1="3.276cm" svg:x2="1.422cm" svg:y2="1.109cm"><text:p/></draw:line><draw:line draw:style-name="gr40" draw:text-style-name="P15" svg:x1="1.422cm" svg:y1="1.109cm" svg:x2="3.476cm" svg:y2="2.215cm"><text:p/></draw:line><draw:line draw:style-name="gr41" draw:text-style-name="P15" svg:x1="3.476cm" svg:y1="2.215cm" svg:x2="4.338cm" svg:y2="4.381cm"><text:p/></draw:line><draw:line draw:style-name="gr42" draw:text-style-name="P15" svg:x1="4.338cm" svg:y1="4.381cm" svg:x2="3.476cm" svg:y2="2.215cm"><text:p/></draw:line><draw:line draw:style-name="gr43" draw:text-style-name="P15" svg:x1="3.476cm" svg:y1="2.215cm" svg:x2="4.208cm" svg:y2="0cm"><text:p/></draw:line><draw:line draw:style-name="gr44" draw:text-style-name="P15" svg:x1="4.208cm" svg:y1="0cm" svg:x2="5.07cm" svg:y2="2.167cm"><text:p/></draw:line><draw:line draw:style-name="gr45" draw:text-style-name="P15" svg:x1="5.07cm" svg:y1="2.167cm" svg:x2="4.338cm" svg:y2="4.381cm"><text:p/></draw:line></draw:g></text:p>
      <text:p text:style-name="P7"/>
      <text:p text:style-name="P5">Il <text:span text:style-name="T13">veut que </text:span><text:span text:style-name="T7">tous les losanges de son étoile aient les mêmes dimensions </text:span><text:span text:style-name="T8">et </text:span><text:span text:style-name="T7">que les </text:span><text:span text:style-name="T9">mesures des </text:span><text:span text:style-name="T7">angle</text:span><text:span text:style-name="T8">s</text:span><text:span text:style-name="T7"> </text:span><text:span text:style-name="T8">de ces losanges</text:span><text:span text:style-name="T7"> soi</text:span><text:span text:style-name="T8">en</text:span><text:span text:style-name="T7">t </text:span><text:span text:style-name="T8">des</text:span><text:span text:style-name="T7"> nombre</text:span><text:span text:style-name="T8">s</text:span><text:span text:style-name="T7"> entier</text:span><text:span text:style-name="T8">s </text:span><text:span text:style-name="T9">compris entre</text:span><text:span text:style-name="T8"> 10 </text:span><text:span text:style-name="T9">et 160 </text:span><text:span text:style-name="T8">degrés</text:span>.</text:p>
      <text:list xml:id="list1263594308" text:style-name="Numbering_20_1">
        <text:list-item>
          <text:p text:style-name="P10"><text:span text:style-name="T6">Peut</text:span>-il y arriver ? <text:span text:style-name="T10">Combien y a-t-il de possibilités ?</text:span></text:p>
        </text:list-item>
        <text:list-item>
          <text:p text:style-name="P10"><text:span text:style-name="T6">Réaliser</text:span> une de ces étoiles avec les instruments de géométrie.</text:p>
        </text:list-item>
      </text:list>
      <text:p text:style-name="P1"/>
      <text:p text:style-name="P1"/>
      <text:p text:style-name="P1"/>
      <text:p text:style-name="P2"><text:span text:style-name="T1">Consignes</text:span> :</text:p>
      <text:list xml:id="list3904944831" text:style-name="List_20_1">
        <text:list-item>
          <text:p text:style-name="P11">Vous devez « raconter » en bon français comment vous vous y êtes pris pour trouver, et préciser même les pistes qui n'ont pas abouti !</text:p>
        </text:list-item>
        <text:list-item>
          <text:p text:style-name="P11">Vous devez mettre en évidence que vous avez trouvé toutes les possibilités.</text:p>
        </text:list-item>
      </text:list>
      <text:p text:style-name="P3"/>
      <text:p text:style-name="P4">Notation :</text:p>
      <text:list xml:id="list220727768849840" text:continue-numbering="true" text:style-name="List_20_1">
        <text:list-item>
          <text:p text:style-name="P12">Orthographe et propreté : 4 points</text:p>
        </text:list-item>
        <text:list-item>
          <text:p text:style-name="P12">Qualité du français et clarté des explications : 4 points</text:p>
        </text:list-item>
        <text:list-item>
          <text:p text:style-name="P12">Ingéniosité et méthode : 4 points</text:p>
        </text:list-item>
        <text:list-item>
          <text:p text:style-name="P12">Trace des hésitations et liste des essais : 4 points</text:p>
        </text:list-item>
        <text:list-item>
          <text:p text:style-name="P12">Solution bonne : 4 points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10" draw:display-name="Dashed (var) 10" draw:style="rect" draw:dots1="1" draw:dots1-length="0.009cm" draw:dots2="1" draw:dots2-length="0.009cm" draw:distance="0.009cm"/>
    <draw:stroke-dash draw:name="Dashed_20__28_var_29__20_11" draw:display-name="Dashed (var) 11" draw:style="rect" draw:dots1="1" draw:dots1-length="0.009cm" draw:dots2="1" draw:dots2-length="0.009cm" draw:distance="0.009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éronique et Thibaud FONTANET</meta:initial-creator>
    <meta:creation-date>2014-09-25T22:22:44.648000000</meta:creation-date>
    <dc:date>2018-06-15T22:07:25.772000000</dc:date>
    <meta:editing-duration>PT1H39M21S</meta:editing-duration>
    <meta:editing-cycles>20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6" meta:word-count="179" meta:character-count="979" meta:non-whitespace-character-count="824"/>
  </office:meta>
</office:document-meta>
</file>